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ccessException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Exception.getPropertyChang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ccessException.PropertyAccessException( PropertyChangeEvent propertyChangeEvent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AccessException.PropertyAccess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AccessException.getPropert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